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egoe UI" svg:font-family="'Segoe UI', system-ui, 'Apple Color Emoji', 'Segoe UI Emoji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6cm" style:rel-column-width="1931*"/>
    </style:style>
    <style:style style:name="Table1.B" style:family="table-column">
      <style:table-column-properties style:column-width="13.594cm" style:rel-column-width="77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6cm" style:rel-column-width="1931*"/>
    </style:style>
    <style:style style:name="Table2.B" style:family="table-column">
      <style:table-column-properties style:column-width="13.594cm" style:rel-column-width="77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6cm" style:rel-column-width="1931*"/>
    </style:style>
    <style:style style:name="Table3.B" style:family="table-column">
      <style:table-column-properties style:column-width="13.594cm" style:rel-column-width="77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ea965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3b447" officeooo:paragraph-rsid="003d5fb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3b447" officeooo:paragraph-rsid="005ea965" style:font-weight-asian="normal" style:font-weight-complex="normal"/>
    </style:style>
    <style:style style:name="P4" style:family="paragraph" style:parent-style-name="Standard">
      <style:text-properties officeooo:rsid="00367769" officeooo:paragraph-rsid="00367769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5046d" officeooo:paragraph-rsid="0015046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15046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454ae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3ed3b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fo:font-weight="bold" officeooo:rsid="003ed3b2" officeooo:paragraph-rsid="003ed3b2" style:font-size-asian="11pt" style:font-weight-asian="bold" style:font-size-complex="11pt" style:font-weight-complex="bold"/>
    </style:style>
    <style:style style:name="P10" style:family="paragraph" style:parent-style-name="Standard" style:list-style-name="L10">
      <style:paragraph-properties fo:text-align="start" style:justify-single-word="false"/>
      <style:text-properties style:font-name="Liberation Sans" fo:font-size="11pt" fo:font-weight="bold" officeooo:rsid="003ed3b2" officeooo:paragraph-rsid="003ed3b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1pt" fo:font-weight="bold" officeooo:rsid="003dcb0e" officeooo:paragraph-rsid="003dcb0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1pt" fo:font-weight="bold" officeooo:rsid="0051ebcf" officeooo:paragraph-rsid="0051ebc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fo:font-weight="bold" officeooo:rsid="0051ebcf" officeooo:paragraph-rsid="0052e41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1pt" officeooo:rsid="0015046d" officeooo:paragraph-rsid="0015046d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1pt" officeooo:rsid="0015046d" officeooo:paragraph-rsid="0015046d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1pt" officeooo:paragraph-rsid="00348c5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1pt" officeooo:paragraph-rsid="0037ec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officeooo:paragraph-rsid="0036776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officeooo:paragraph-rsid="0051ebcf" style:font-size-asian="11pt" style:font-size-complex="11pt"/>
    </style:style>
    <style:style style:name="P20" style:family="paragraph" style:parent-style-name="Standard">
      <style:text-properties style:font-name="Liberation Sans" fo:font-size="11pt" officeooo:paragraph-rsid="00348c53" style:font-size-asian="11pt" style:font-size-complex="11pt"/>
    </style:style>
    <style:style style:name="P21" style:family="paragraph" style:parent-style-name="Standard">
      <style:text-properties style:font-name="Liberation Sans" fo:font-size="11pt" officeooo:rsid="00367769" officeooo:paragraph-rsid="00367769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ed3b2" officeooo:paragraph-rsid="003ed3b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style:font-size-asian="11pt" style:font-weight-asian="normal" style:font-size-complex="11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Liberation Sans" fo:font-size="11pt" fo:font-weight="normal" officeooo:rsid="003f76da" officeooo:paragraph-rsid="003f76d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officeooo:paragraph-rsid="00348c5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officeooo:paragraph-rsid="0037ecc4" style:font-size-asian="11pt" style:font-weight-asian="normal" style:font-size-complex="11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Liberation Sans" fo:font-size="11pt" fo:font-weight="normal" officeooo:rsid="003f76da" officeooo:paragraph-rsid="004b8fe8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Liberation Sans" fo:font-size="11pt" fo:font-weight="normal" officeooo:rsid="00398109" officeooo:paragraph-rsid="00398109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Liberation Sans" fo:font-size="11pt" fo:font-weight="normal" officeooo:rsid="00398109" officeooo:paragraph-rsid="003c133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b3d80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c133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d5fb7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5ea965" style:font-size-asian="11pt" style:font-weight-asian="normal" style:font-size-complex="11pt" style:font-weight-complex="normal"/>
    </style:style>
    <style:style style:name="P34" style:family="paragraph" style:parent-style-name="Standard">
      <style:text-properties officeooo:rsid="0054745b" officeooo:paragraph-rsid="0054745b"/>
    </style:style>
    <style:style style:name="P35" style:family="paragraph" style:parent-style-name="Standard" style:list-style-name="L12">
      <style:text-properties officeooo:rsid="00549bca" officeooo:paragraph-rsid="00549bca"/>
    </style:style>
    <style:style style:name="P36" style:family="paragraph" style:parent-style-name="Standard" style:list-style-name="L12">
      <style:text-properties officeooo:rsid="00549bca" officeooo:paragraph-rsid="0058b8fc"/>
    </style:style>
    <style:style style:name="P37" style:family="paragraph" style:parent-style-name="Standard" style:list-style-name="L13">
      <style:text-properties officeooo:rsid="00549bca" officeooo:paragraph-rsid="0058b8fc"/>
    </style:style>
    <style:style style:name="P38" style:family="paragraph" style:parent-style-name="Standard">
      <style:text-properties style:font-name="Liberation Sans" fo:font-size="11pt" fo:font-weight="bold" officeooo:rsid="00398109" officeooo:paragraph-rsid="005ea965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ans" fo:font-size="11pt" fo:font-weight="normal" officeooo:rsid="00398109" officeooo:paragraph-rsid="005ea965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5ea965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5ea965" fo:background-color="#ffffff" style:font-size-asian="11pt" style:font-weight-asian="normal" style:font-size-complex="11pt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Liberation Sans" fo:font-size="11pt" fo:font-weight="normal" officeooo:rsid="004fde76" officeooo:paragraph-rsid="00614d41" fo:background-color="#ffffff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rsid="004fde76" officeooo:paragraph-rsid="005ea965" fo:background-color="#ffffff"/>
    </style:style>
    <style:style style:name="P44" style:family="paragraph" style:parent-style-name="Standard">
      <style:paragraph-properties fo:text-align="start" style:justify-single-word="false"/>
      <style:text-properties officeooo:paragraph-rsid="005ea965" fo:background-color="#ffffff"/>
    </style:style>
    <style:style style:name="P45" style:family="paragraph" style:parent-style-name="Text_20_body">
      <style:paragraph-properties fo:text-align="start" style:justify-single-word="false"/>
      <style:text-properties officeooo:paragraph-rsid="0060d4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046d" style:font-weight-asian="normal" style:font-weight-complex="normal"/>
    </style:style>
    <style:style style:name="T4" style:family="text">
      <style:text-properties fo:font-weight="normal" officeooo:rsid="002fddd8" style:font-weight-asian="normal" style:font-weight-complex="normal"/>
    </style:style>
    <style:style style:name="T5" style:family="text">
      <style:text-properties fo:font-weight="normal" officeooo:rsid="0015fc1a" style:font-weight-asian="normal" style:font-weight-complex="normal"/>
    </style:style>
    <style:style style:name="T6" style:family="text">
      <style:text-properties fo:font-weight="normal" officeooo:rsid="00407376" style:font-weight-asian="normal" style:font-weight-complex="normal"/>
    </style:style>
    <style:style style:name="T7" style:family="text">
      <style:text-properties fo:font-weight="normal" officeooo:rsid="00424271" style:font-weight-asian="normal" style:font-weight-complex="normal"/>
    </style:style>
    <style:style style:name="T8" style:family="text">
      <style:text-properties fo:font-weight="normal" officeooo:rsid="00454aed" style:font-weight-asian="normal" style:font-weight-complex="normal"/>
    </style:style>
    <style:style style:name="T9" style:family="text">
      <style:text-properties fo:font-weight="normal" officeooo:rsid="0045da9f" style:font-weight-asian="normal" style:font-weight-complex="normal"/>
    </style:style>
    <style:style style:name="T10" style:family="text">
      <style:text-properties fo:font-weight="normal" officeooo:rsid="00473702" style:font-weight-asian="normal" style:font-weight-complex="normal"/>
    </style:style>
    <style:style style:name="T11" style:family="text">
      <style:text-properties fo:font-weight="normal" officeooo:rsid="004931ad" style:font-weight-asian="normal" style:font-weight-complex="normal"/>
    </style:style>
    <style:style style:name="T12" style:family="text">
      <style:text-properties fo:font-weight="normal" officeooo:rsid="004afdf8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officeooo:rsid="0052e419" style:font-style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bold" officeooo:rsid="0051ebcf" style:font-style-asian="normal" style:font-weight-asian="bold" style:font-weight-complex="bold" style:text-emphasize="none"/>
    </style:style>
    <style:style style:name="T18" style:family="text">
      <style:text-properties officeooo:rsid="003c133d"/>
    </style:style>
    <style:style style:name="T19" style:family="text">
      <style:text-properties fo:font-variant="normal" fo:text-transform="none" style:font-name="Liberation Sans" fo:font-size="11pt" fo:letter-spacing="normal" fo:font-style="normal" fo:font-weight="normal" officeooo:rsid="0040737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font-name="Liberation Sans" fo:font-size="11pt" fo:letter-spacing="normal" fo:font-style="normal" fo:font-weight="normal" officeooo:rsid="0042427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Liberation Sans" fo:font-size="11pt" fo:letter-spacing="normal" fo:font-style="normal" fo:font-weight="normal" officeooo:rsid="0023b447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font-name="Liberation Sans" fo:font-size="11pt" fo:letter-spacing="normal" fo:font-style="italic" fo:font-weight="normal" officeooo:rsid="0023b447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officeooo:rsid="00454aed"/>
    </style:style>
    <style:style style:name="T26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Liberation Sans" fo:font-size="11pt" fo:font-weight="bold" officeooo:rsid="0058b8fc" style:font-size-asian="11pt" style:font-weight-asian="bold" style:font-size-complex="11pt" style:font-weight-complex="bold"/>
    </style:style>
    <style:style style:name="T28" style:family="text">
      <style:text-properties style:font-name="Liberation Sans" fo:font-size="11pt" style:font-size-asian="11pt" style:font-size-complex="11pt"/>
    </style:style>
    <style:style style:name="T29" style:family="text">
      <style:text-properties style:font-name="Liberation Sans" fo:font-size="11pt" officeooo:rsid="003c133d" style:font-size-asian="11pt" style:font-size-complex="11pt"/>
    </style:style>
    <style:style style:name="T30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31" style:family="text">
      <style:text-properties style:font-name="Liberation Sans" fo:font-size="11pt" fo:font-style="italic" officeooo:rsid="003b3d80" style:font-size-asian="11pt" style:font-style-asian="italic" style:font-size-complex="11pt" style:font-style-complex="italic"/>
    </style:style>
    <style:style style:name="T32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Liberation Sans" fo:font-size="11pt" fo:font-weight="normal" officeooo:rsid="0057519d" style:font-size-asian="11pt" style:font-weight-asian="normal" style:font-size-complex="11pt" style:font-weight-complex="normal"/>
    </style:style>
    <style:style style:name="T34" style:family="text">
      <style:text-properties style:font-name="Liberation Sans" fo:font-size="11pt" fo:font-weight="normal" officeooo:rsid="0058b8fc" style:font-size-asian="11pt" style:font-weight-asian="normal" style:font-size-complex="11pt" style:font-weight-complex="normal"/>
    </style:style>
    <style:style style:name="T35" style:family="text">
      <style:text-properties style:font-name="Liberation Sans" fo:font-size="11pt" fo:font-weight="normal" officeooo:rsid="005a558b" style:font-size-asian="11pt" style:font-weight-asian="normal" style:font-size-complex="11pt" style:font-weight-complex="normal"/>
    </style:style>
    <style:style style:name="T36" style:family="text">
      <style:text-properties style:font-name="Liberation Sans" fo:font-size="11pt" fo:font-weight="normal" officeooo:rsid="005b6b0f" style:font-size-asian="11pt" style:font-weight-asian="normal" style:font-size-complex="11pt" style:font-weight-complex="normal"/>
    </style:style>
    <style:style style:name="T37" style:family="text">
      <style:text-properties style:font-name="Liberation Sans" fo:font-size="11pt" fo:font-weight="normal" officeooo:rsid="0015fc1a" style:font-size-asian="11pt" style:font-weight-asian="normal" style:font-size-complex="11pt" style:font-weight-complex="normal"/>
    </style:style>
    <style:style style:name="T38" style:family="text">
      <style:text-properties style:font-name="Liberation Sans" fo:font-size="11pt" fo:font-weight="normal" officeooo:rsid="00407376" style:font-size-asian="11pt" style:font-weight-asian="normal" style:font-size-complex="11pt" style:font-weight-complex="normal"/>
    </style:style>
    <style:style style:name="T39" style:family="text">
      <style:text-properties style:font-name="Liberation Sans" fo:font-size="11pt" fo:font-weight="normal" officeooo:rsid="00424271" style:font-size-asian="11pt" style:font-weight-asian="normal" style:font-size-complex="11pt" style:font-weight-complex="normal"/>
    </style:style>
    <style:style style:name="T40" style:family="text">
      <style:text-properties style:font-name="Liberation Sans" fo:font-size="11pt" fo:font-weight="normal" officeooo:rsid="0015046d" style:font-size-asian="11pt" style:font-weight-asian="normal" style:font-size-complex="11pt" style:font-weight-complex="normal"/>
    </style:style>
    <style:style style:name="T41" style:family="text">
      <style:text-properties fo:background-color="#fff200" loext:char-shading-value="0"/>
    </style:style>
    <style:style style:name="T42" style:family="text">
      <style:text-properties officeooo:rsid="004fde76" fo:background-color="#fff200" loext:char-shading-value="0"/>
    </style:style>
    <style:style style:name="T43" style:family="text">
      <style:text-properties officeooo:rsid="004fde76" fo:background-color="#fff200" loext:char-shading-value="0"/>
    </style:style>
    <style:style style:name="T44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45" style:family="text">
      <style:text-properties style:font-name="Liberation Sans" fo:font-size="11pt" fo:font-style="italic" officeooo:rsid="003b3d80" style:font-size-asian="11pt" style:font-style-asian="italic" style:font-size-complex="11pt" style:font-style-complex="italic"/>
    </style:style>
    <style:style style:name="T46" style:family="text">
      <style:text-properties style:font-name="Liberation Sans" fo:font-size="11pt" fo:font-style="italic" fo:font-weight="normal" officeooo:rsid="0023b44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officeooo:rsid="003c133d" style:font-size-asian="11pt" style:font-size-complex="11pt"/>
    </style:style>
    <style:style style:name="T49" style:family="text">
      <style:text-properties style:font-name="Liberation Sans" fo:font-size="11pt" fo:font-weight="normal" officeooo:rsid="004fde76" fo:background-color="#fff200" loext:char-shading-value="0" style:font-size-asian="11pt" style:font-weight-asian="normal" style:font-size-complex="11pt" style:font-weight-complex="normal"/>
    </style:style>
    <style:style style:name="T50" style:family="text">
      <style:text-properties style:font-name="Liberation Sans" fo:font-size="11pt" fo:font-weight="normal" officeooo:rsid="0023b447" fo:background-color="#fff200" loext:char-shading-value="0" style:font-size-asian="11pt" style:font-weight-asian="normal" style:font-size-complex="11pt" style:font-weight-complex="normal"/>
    </style:style>
    <style:style style:name="T51" style:family="text">
      <style:text-properties style:font-name="Liberation Sans" fo:font-size="11pt" fo:font-weight="normal" officeooo:rsid="004fde76" style:font-size-asian="11pt" style:font-weight-asian="normal" style:font-size-complex="11pt" style:font-weight-complex="normal"/>
    </style:style>
    <style:style style:name="T52" style:family="text">
      <style:text-properties style:font-name="Liberation Sans" fo:font-size="11pt" fo:font-weight="normal" officeooo:rsid="0023b447" style:font-size-asian="11pt" style:font-weight-asian="normal" style:font-size-complex="11pt" style:font-weight-complex="normal"/>
    </style:style>
    <style:style style:name="T53" style:family="text">
      <style:text-properties style:font-name="Liberation Sans" fo:font-size="11pt" fo:font-weight="normal" officeooo:rsid="004fde76" fo:background-color="#ffffff" loext:char-shading-value="0" style:font-size-asian="11pt" style:font-weight-asian="normal" style:font-size-complex="11pt" style:font-weight-complex="normal"/>
    </style:style>
    <style:style style:name="T54" style:family="text">
      <style:text-properties style:font-name="Liberation Sans" fo:font-size="11pt" fo:font-weight="normal" officeooo:rsid="004fde76" fo:background-color="#ffffff" loext:char-shading-value="0" style:font-size-asian="11pt" style:font-weight-asian="normal" style:font-size-complex="11pt" style:font-weight-complex="normal"/>
    </style:style>
    <style:style style:name="T55" style:family="text">
      <style:text-properties style:font-name="Liberation Sans" fo:font-size="11pt" fo:font-weight="normal" officeooo:rsid="0023b447" fo:background-color="#ffffff" loext:char-shading-value="0" style:font-size-asian="11pt" style:font-weight-asian="normal" style:font-size-complex="11pt" style:font-weight-complex="normal"/>
    </style:style>
    <style:style style:name="T56" style:family="text">
      <style:text-properties style:font-name="Liberation Sans" fo:font-size="11pt" fo:font-weight="normal" officeooo:rsid="0023b447" fo:background-color="#ffffff" loext:char-shading-value="0" style:font-size-asian="11pt" style:font-weight-asian="normal" style:font-size-complex="11pt" style:font-weight-complex="normal"/>
    </style:style>
    <style:style style:name="T57" style:family="text">
      <style:text-properties fo:background-color="#ffffff" loext:char-shading-value="0"/>
    </style:style>
    <style:style style:name="T58" style:family="text">
      <style:text-properties officeooo:rsid="004fde76" fo:background-color="#ffffff" loext:char-shading-value="0"/>
    </style:style>
    <style:style style:name="T59" style:family="text">
      <style:text-properties officeooo:rsid="004fde76" fo:background-color="#ffffff" loext:char-shading-value="0"/>
    </style:style>
    <style:style style:name="T60" style:family="text">
      <style:text-properties fo:background-color="#ffffff" loext:char-shading-value="0"/>
    </style:style>
    <style:style style:name="T61" style:family="text">
      <style:text-properties officeooo:rsid="004fde76"/>
    </style:style>
    <style:style style:name="T62" style:family="text">
      <style:text-properties officeooo:rsid="00606768"/>
    </style:style>
    <style:style style:name="T63" style:family="text">
      <style:text-properties officeooo:rsid="00506e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stractive Text Summarization</text:p>
      <text:p text:style-name="P14"/>
      <text:p text:style-name="P14"><text:span text:style-name="T1">Prakash Nath Jha</text:span><text:tab/><text:tab/><text:tab/><text:tab/><text:tab/><text:span text:style-name="T1">Nitish Srivastava</text:span></text:p>
      <text:p text:style-name="P14">2018201013<text:tab/><text:tab/><text:tab/><text:tab/><text:tab/><text:tab/>2018201012</text:p>
      <text:p text:style-name="P15"/>
      <text:p text:style-name="P6"/>
      <text:p text:style-name="P6">Baseline Model:</text:p>
      <text:p text:style-name="P6"><text:span text:style-name="T4"><text:tab/>RNN based Sequence2Sequence </text:span><text:span text:style-name="T9">model </text:span><text:span text:style-name="T4">using GRU </text:span><text:span text:style-name="T10">as encoder and decoder</text:span></text:p>
      <text:p text:style-name="P6"><text:span text:style-name="T4"/></text:p>
      <text:p text:style-name="P7"><text:span text:style-name="T25">Proposed Model</text:span><text:span text:style-name="T8">:</text:span></text:p>
      <text:p text:style-name="P7"><text:span text:style-name="T8"><text:tab/>Bidirectional Encoder Decoder and Bidirectional Beam Search model using RNN (GRU) as <text:tab/>encoder and decoder with attention and coverage </text:span><text:span text:style-name="T11">and input is reversed</text:span></text:p>
      <text:p text:style-name="P6"/>
      <text:p text:style-name="P6">Dataset:</text:p>
      <text:p text:style-name="P45"><text:span text:style-name="T37"><text:tab/></text:span><text:span text:style-name="T38">We are using Google </text:span><text:span text:style-name="T39">sentence compression d</text:span><text:span text:style-name="T38">ataset, </text:span><text:span text:style-name="T39">which is a</text:span><text:span text:style-name="T38"> </text:span><text:span text:style-name="T39">l</text:span><text:span text:style-name="T40">arge corpus of <text:tab/>uncompressed and compressed sentences from news articles. </text:span></text:p>
      <text:p text:style-name="P45"><text:span text:style-name="T19"><text:tab/></text:span><text:span text:style-name="T20">Link: </text:span><text:a xlink:type="simple" xlink:href="https://github.com/google-research-datasets/sentence-compression" text:style-name="Internet_20_link" text:visited-style-name="Visited_20_Internet_20_Link"><text:span text:style-name="T21">https://github.com/google-research-datasets/sentence-compression</text:span></text:a></text:p>
      <text:p text:style-name="P9">Tasks Completed So Far:</text:p>
      <text:p text:style-name="P9"/>
      <text:list xml:id="list472440002" text:style-name="L10">
        <text:list-item>
          <text:p text:style-name="P10"><text:span text:style-name="T2">Implemented and trained our baseline model</text:span></text:p>
        </text:list-item>
        <text:list-item>
          <text:p text:style-name="P10"><text:span text:style-name="T2">Built web interface to interact with model</text:span></text:p>
        </text:list-item>
        <text:list-item>
          <text:p text:style-name="P10"><text:span text:style-name="T2">Implemented </text:span><text:span text:style-name="T12">Bidirectional Encoder Decoder </text:span><text:span text:style-name="T2">model </text:span><text:span text:style-name="T12">along with attention and coverage </text:span><text:span text:style-name="T2">according to the proposed paper</text:span></text:p>
        </text:list-item>
        <text:list-item>
          <text:p text:style-name="P27"><text:span text:style-name="T2">Develop end to end system to train the model with every new input coming from </text:span><text:span text:style-name="T62">user interface</text:span></text:p>
        </text:list-item>
      </text:list>
      <text:p text:style-name="P22"/>
      <text:p text:style-name="P9">Tasks Remaining:</text:p>
      <text:p text:style-name="P9"/>
      <text:list xml:id="list1174473420" text:style-name="L9">
        <text:list-item>
          <text:p text:style-name="P24">Implement Bi Directional Beam Search</text:p>
        </text:list-item>
        <text:list-item>
          <text:p text:style-name="P24">Improve UI for better user experience</text:p>
        </text:list-item>
        <text:list-item>
          <text:p text:style-name="P42">Look over improvement over coverage for large <text:span text:style-name="T63">paragraphs</text:span>.</text:p>
        </text:list-item>
      </text:list>
      <text:p text:style-name="P8"/>
      <text:p text:style-name="P11">Results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4">Input Text</text:span></text:p>
          </table:table-cell>
          <table:table-cell table:style-name="Table1.B1" office:value-type="string">
            <text:p text:style-name="P23"><text:span text:style-name="T14">Five people have been taken to hospital with minor injuries following a crash on the A17 near Sleaford this morning.</text:span></text:p>
          </table:table-cell>
        </table:table-row>
        <table:table-row>
          <table:table-cell table:style-name="Table1.A2" office:value-type="string">
            <text:p text:style-name="P23"><text:span text:style-name="T14">Original </text:span></text:p>
          </table:table-cell>
          <table:table-cell table:style-name="Table1.B2" office:value-type="string">
            <text:p text:style-name="P23"><text:span text:style-name="T14">Five people have been taken to hospital with minor injuries following a crash on the A17 near Sleaford.</text:span></text:p>
          </table:table-cell>
        </table:table-row>
        <table:table-row>
          <table:table-cell table:style-name="Table1.A2" office:value-type="string">
            <text:p text:style-name="P23"><text:span text:style-name="T14">Baseline </text:span></text:p>
            <text:p text:style-name="P13"><text:span text:style-name="T14">(ROUGE-1 0.233)</text:span></text:p>
          </table:table-cell>
          <table:table-cell table:style-name="Table1.B2" office:value-type="string">
            <text:p text:style-name="P26"><text:span text:style-name="T14">five people have been stabbed to hospital after five</text:span></text:p>
          </table:table-cell>
        </table:table-row>
        <table:table-row>
          <table:table-cell table:style-name="Table1.A2" office:value-type="string">
            <text:p text:style-name="P23"><text:span text:style-name="T14">Bidir_Rev </text:span></text:p>
            <text:p text:style-name="P13"><text:span text:style-name="T14">(ROUGE-1 0.647)</text:span></text:p>
          </table:table-cell>
          <table:table-cell table:style-name="Table1.B2" office:value-type="string">
            <text:p text:style-name="P23"><text:span text:style-name="T14">five people have been taken to hospital with minor injuries following a crash the car with angela</text:span></text:p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16">Input Text</text:span></text:p>
          </table:table-cell>
          <table:table-cell table:style-name="Table2.B1" office:value-type="string">
            <text:p text:style-name="P16"><text:span text:style-name="T16">A woman was injured by a falling tree in the Gresham neighborhood, according to the Chicago Fire Department.</text:span></text:p>
          </table:table-cell>
        </table:table-row>
        <table:table-row>
          <table:table-cell table:style-name="Table2.A2" office:value-type="string">
            <text:p text:style-name="P16"><text:span text:style-name="T16">Original </text:span></text:p>
          </table:table-cell>
          <table:table-cell table:style-name="Table2.B2" office:value-type="string">
            <text:p text:style-name="P16"><text:span text:style-name="T16">A woman was injured by a falling tree.</text:span></text:p>
          </table:table-cell>
        </table:table-row>
        <table:table-row>
          <table:table-cell table:style-name="Table2.A2" office:value-type="string">
            <text:p text:style-name="P16"><text:span text:style-name="T16">Baseline </text:span></text:p>
            <text:p text:style-name="P12"><text:span text:style-name="T14">(ROUGE-</text:span><text:span text:style-name="T15">1</text:span><text:span text:style-name="T14"> </text:span><text:span text:style-name="T15">0.68</text:span><text:span text:style-name="T14">)</text:span></text:p>
          </table:table-cell>
          <table:table-cell table:style-name="Table2.B2" office:value-type="string">
            <text:p text:style-name="P17"><text:span text:style-name="T16">a woman was injured by a fire in richmond</text:span></text:p>
          </table:table-cell>
        </table:table-row>
        <table:table-row>
          <table:table-cell table:style-name="Table2.A2" office:value-type="string">
            <text:p text:style-name="P16"><text:span text:style-name="T16">Bidir_Rev </text:span></text:p>
            <text:p text:style-name="P12"><text:span text:style-name="T14">(</text:span><text:span text:style-name="T15">ROUGE-1 0.81</text:span><text:span text:style-name="T14">)</text:span></text:p>
          </table:table-cell>
          <table:table-cell table:style-name="Table2.B2" office:value-type="string">
            <text:p text:style-name="P16"><text:span text:style-name="T16">a woman was injured by a company</text:span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6"><text:span text:style-name="T16">Input Text</text:span></text:p>
          </table:table-cell>
          <table:table-cell table:style-name="Table3.B1" office:value-type="string">
            <text:p text:style-name="P16"><text:span text:style-name="T16">Markets continued to remain under pressure on Thursday morning as financial heavyweights like ICICI Bank, HDFC, and HDFC Bank declined by 1-2% each.</text:span></text:p>
          </table:table-cell>
        </table:table-row>
        <table:table-row>
          <table:table-cell table:style-name="Table3.A2" office:value-type="string">
            <text:p text:style-name="P16"><text:span text:style-name="T16">Original </text:span></text:p>
          </table:table-cell>
          <table:table-cell table:style-name="Table3.B2" office:value-type="string">
            <text:p text:style-name="P16"><text:span text:style-name="T16">markets continued to remain under pressure</text:span></text:p>
          </table:table-cell>
        </table:table-row>
        <table:table-row>
          <table:table-cell table:style-name="Table3.A2" office:value-type="string">
            <text:p text:style-name="P16"><text:span text:style-name="T16">Baseline </text:span><text:span text:style-name="T17">(ROUGE-1 0.523)</text:span></text:p>
          </table:table-cell>
          <table:table-cell table:style-name="Table3.B2" office:value-type="string">
            <text:p text:style-name="P18"><text:span text:style-name="T16">markets continued to 8 lower billion</text:span></text:p>
          </table:table-cell>
        </table:table-row>
        <table:table-row>
          <table:table-cell table:style-name="Table3.A2" office:value-type="string">
            <text:p text:style-name="P19"><text:span text:style-name="T16">Bidir_Rev </text:span><text:span text:style-name="T17">(ROUGE-1 0.77)</text:span><text:span text:style-name="T16"> </text:span></text:p>
          </table:table-cell>
          <table:table-cell table:style-name="Table3.B2" office:value-type="string">
            <text:p text:style-name="P16"><text:span text:style-name="T16">markets to remain under pressure</text:span></text:p>
          </table:table-cell>
        </table:table-row>
      </table:table>
      <text:p text:style-name="P20"/>
      <text:p text:style-name="P4"><text:span text:style-name="T26"/></text:p>
      <text:p text:style-name="P34"><text:span text:style-name="T26">Performance Metrics:</text:span></text:p>
      <text:p text:style-name="P34"><text:span text:style-name="T26"/></text:p>
      <text:p text:style-name="P34"><text:span text:style-name="T26"><text:tab/>Baseline Model:</text:span></text:p>
      <text:p text:style-name="P34"><text:span text:style-name="T26"/></text:p>
      <text:list xml:id="list3348577248" text:style-name="L12">
        <text:list-item>
          <text:p text:style-name="P35"><text:span text:style-name="T32">Average</text:span><text:span text:style-name="T26"> </text:span><text:span text:style-name="T27">F1 </text:span><text:span text:style-name="T26">ROUGE-1 </text:span><text:span text:style-name="T32">Score </text:span><text:span text:style-name="T33">: </text:span><text:span text:style-name="T34">11.12 %</text:span></text:p>
        </text:list-item>
        <text:list-item>
          <text:p text:style-name="P36"><text:span text:style-name="T32">Average</text:span><text:span text:style-name="T26"> </text:span><text:span text:style-name="T27">F1 </text:span><text:span text:style-name="T26">ROUGE-2 </text:span><text:span text:style-name="T32">Score : </text:span><text:span text:style-name="T34">9.</text:span><text:span text:style-name="T35">56 %</text:span></text:p>
        </text:list-item>
        <text:list-item>
          <text:p text:style-name="P36"><text:span text:style-name="T32">Average</text:span><text:span text:style-name="T26"> </text:span><text:span text:style-name="T27">F1 </text:span><text:span text:style-name="T26">ROUGE-</text:span><text:span text:style-name="T27">L</text:span><text:span text:style-name="T26"> </text:span><text:span text:style-name="T32">Score : </text:span><text:span text:style-name="T35">15.89 %</text:span></text:p>
          <text:p text:style-name="P35"><text:span text:style-name="T32"/></text:p>
        </text:list-item>
      </text:list>
      <text:p text:style-name="P34"><text:span text:style-name="T26"><text:tab/>Bidir_rev:</text:span></text:p>
      <text:p text:style-name="P34"><text:span text:style-name="T26"/></text:p>
      <text:list xml:id="list327313675" text:style-name="L13">
        <text:list-item>
          <text:p text:style-name="P37"><text:span text:style-name="T32">Average</text:span><text:span text:style-name="T26"> </text:span><text:span text:style-name="T27">F1 </text:span><text:span text:style-name="T26">ROUGE-1 </text:span><text:span text:style-name="T32">Score : </text:span><text:span text:style-name="T36">25.15 %</text:span></text:p>
        </text:list-item>
        <text:list-item>
          <text:p text:style-name="P37"><text:span text:style-name="T32">Average</text:span><text:span text:style-name="T26"> </text:span><text:span text:style-name="T27">F1 </text:span><text:span text:style-name="T26">ROUGE-2 </text:span><text:span text:style-name="T32">Score : </text:span><text:span text:style-name="T36">21.01 %</text:span></text:p>
        </text:list-item>
        <text:list-item>
          <text:p text:style-name="P37"><text:span text:style-name="T32">Average</text:span><text:span text:style-name="T26"> </text:span><text:span text:style-name="T27">F1 </text:span><text:span text:style-name="T26">ROUGE-</text:span><text:span text:style-name="T27">L</text:span><text:span text:style-name="T26"> </text:span><text:span text:style-name="T32">Score : </text:span><text:span text:style-name="T36">28.23 %</text:span></text:p>
        </text:list-item>
      </text:list>
      <text:p text:style-name="P34"><text:span text:style-name="T26"><text:tab/><text:tab/></text:span></text:p>
      <text:p text:style-name="P34"><text:span text:style-name="T26"/></text:p>
      <text:p text:style-name="P4"><text:span text:style-name="T26">Code Link</text:span><text:span text:style-name="T28">: </text:span><text:a xlink:type="simple" xlink:href="https://github.com/pnjha/Text_Summarization" text:style-name="Internet_20_link" text:visited-style-name="Visited_20_Internet_20_Link"><text:span text:style-name="T28">https://github.com/pnjha/Text_Summarization</text:span></text:a></text:p>
      <text:p text:style-name="P21"/>
      <text:p text:style-name="P21"/>
      <text:p text:style-name="P38">References:</text:p>
      <text:p text:style-name="P39"/>
      <text:p text:style-name="P39"><text:span text:style-name="T59">[1] </text:span>Kamal Al-Sabahi, Zhang Zuping, Yang Kang</text:p>
      <text:p text:style-name="P3"><text:span text:style-name="T30">Bidirectional Attentional Encoder-Decoder Model and Bidirectional Beam Search </text:span><text:span text:style-name="T31">for </text:span><text:span text:style-name="T30">Abstractive Summarization. </text:span><text:span text:style-name="T28">Link: </text:span><text:a xlink:type="simple" xlink:href="https://arxiv.org/pdf/1809.06662v1.pdf" text:style-name="Internet_20_link" text:visited-style-name="Visited_20_Internet_20_Link"><text:span text:style-name="T28">https://arxiv.org/pdf/1809.06662v1.pdf</text:span></text:a><text:span text:style-name="T28"> </text:span><text:span text:style-name="T29">2018</text:span></text:p>
      <text:p text:style-name="P33"/>
      <text:p text:style-name="P41"><text:span text:style-name="T61">[2] </text:span>Tian Shi, Yaser Keneshloo, Naren Ramakrishnan, Chandan K. Reddy, Senior Member, IEEE </text:p>
      <text:p text:style-name="P41"><text:span text:style-name="T13">Neural Abstractive Text Summarization with Sequence-to-Sequence Models: A Survey</text:span> <text:span text:style-name="T18">2020</text:span></text:p>
      <text:p text:style-name="P41"/>
      <text:p text:style-name="P1"><text:span text:style-name="T54">[3] </text:span><text:span text:style-name="T46">Bidirectional Beam Search: Forward-Backward Inference in Neural Sequence Models for Fill-in-the-Blank Image Captioning</text:span><text:span text:style-name="T56">. </text:span><text:span text:style-name="T54">Link : </text:span><text:a xlink:type="simple" xlink:href="https://arxiv.org/abs/1705.08759" text:style-name="Internet_20_link" text:visited-style-name="Visited_20_Internet_20_Link"><text:span text:style-name="T60">https://arxiv.org/abs/1705.08759</text:span></text:a></text:p>
      <text:p text:style-name="P44"/>
      <text:p text:style-name="P43">[4] <text:span text:style-name="T24">When to Finish? Optimal Beam Search for Neural Text Generation</text:span><text:span text:style-name="T23"> (modulo beam size)</text:span></text:p>
      <text:p text:style-name="P33"><text:span text:style-name="T59">Link : </text:span><text:a xlink:type="simple" xlink:href="https://arxiv.org/abs/1809.00069" text:style-name="Internet_20_link" text:visited-style-name="Visited_20_Internet_20_Link"><text:span text:style-name="T60">https://arxiv.org/abs/1809.00069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egoe UI" svg:font-family="'Segoe UI', system-ui, 'Apple Color Emoji', 'Segoe UI Emoji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9:17:25.917097124</meta:creation-date>
    <dc:date>2020-04-15T01:03:34.317513980</dc:date>
    <meta:editing-duration>PT4H30M44S</meta:editing-duration>
    <meta:editing-cycles>66</meta:editing-cycles>
    <meta:generator>LibreOffice/6.0.7.3$Linux_X86_64 LibreOffice_project/00m0$Build-3</meta:generator>
    <meta:document-statistic meta:table-count="3" meta:image-count="0" meta:object-count="0" meta:page-count="2" meta:paragraph-count="68" meta:word-count="457" meta:character-count="3070" meta:non-whitespace-character-count="2664"/>
  </office:meta>
</office:document-meta>
</file>